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57606a" style:font-name="ui-monospace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hp_3I2bcKW4TOPy88UzVe9ywNUISHhaeN3Sgke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09:38:42.971915526</meta:creation-date>
    <dc:date>2021-11-23T11:43:34.045374846</dc:date>
    <meta:editing-duration>PT1H54M41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6.4.7.2$Linux_X86_64 LibreOffice_project/40$Build-2</meta:generator>
  </office:meta>
</office:document-meta>
</file>